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heriff" svg:font-family="'Liberation Sheriff'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392" officeooo:paragraph-rsid="0002d392"/>
    </style:style>
    <style:style style:name="P2" style:family="paragraph" style:parent-style-name="Standard">
      <style:text-properties officeooo:rsid="0002d392" officeooo:paragraph-rsid="00047723"/>
    </style:style>
    <style:style style:name="P3" style:family="paragraph" style:parent-style-name="Standard">
      <style:text-properties style:text-underline-style="solid" style:text-underline-width="auto" style:text-underline-color="font-color" officeooo:rsid="0002d392" officeooo:paragraph-rsid="0002d392"/>
    </style:style>
    <style:style style:name="P4" style:family="paragraph" style:parent-style-name="Standard">
      <style:text-properties officeooo:paragraph-rsid="00047723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047723" officeooo:paragraph-rsid="00047723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47723" style:font-size-asian="12pt" style:font-size-complex="12pt"/>
    </style:style>
    <style:style style:name="T3" style:family="text">
      <style:text-properties style:font-name="Liberation Serif" fo:font-size="12pt" officeooo:rsid="00051cfd" style:font-size-asian="12pt" style:font-size-complex="12pt"/>
    </style:style>
    <style:style style:name="T4" style:family="text">
      <style:text-properties officeooo:rsid="000642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mittags:</text:p>
      <text:p text:style-name="P3">Odrive</text:p>
      <text:p text:style-name="P1">Odrive → Controller für die Steuerung von Motoren. In unserem Fall für die Pumpe des </text:p>
      <text:p text:style-name="P1">Innok-Rainos.</text:p>
      <text:p text:style-name="P1"/>
      <text:p text:style-name="P1">Meine Aufgabe:</text:p>
      <text:p text:style-name="P1">Ich soll eine neue Firmware flashen.</text:p>
      <text:p text:style-name="P1"/>
      <text:p text:style-name="P1">Was ist so passiert ?</text:p>
      <text:p text:style-name="P2">Der Odrive braucht erst mal eine Stromversorgung. → Labornetzteil</text:p>
      <text:p text:style-name="P1">Eingestellt auf 12V und 0.1A dann mit Odrive via Kabel verbunden und eingeschaltet → Odrive leuchtet.</text:p>
      <text:p text:style-name="P1">Dann brauchte ich erst mal Odrive tools um den Odrive welchen ich via USB mit meinem PC <text:span text:style-name="T1">verbunden habe anzusteuern.</text:span></text:p>
      <text:p text:style-name="P5">Problem hierbei: ich hatte nicht die benötigten Rechte. </text:p>
      <text:p text:style-name="P5"/>
      <text:p text:style-name="Standard"><text:span text:style-name="Source_20_Text"><text:span text:style-name="T1">„sudo pip3 install --upgrade odrive“</text:span></text:span></text:p>
      <text:p text:style-name="Standard"><text:span text:style-name="Source_20_Text"><text:span text:style-name="T1">konnte also nicht ausgeführt werden..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„pip3 install --</text:span></text:span><text:span text:style-name="Source_20_Text"><text:span text:style-name="T2">local</text:span></text:span><text:span text:style-name="Source_20_Text"><text:span text:style-name="T1"> odrive“</text:span></text:span></text:p>
      <text:p text:style-name="Standard"><text:span text:style-name="Source_20_Text"><text:span text:style-name="T1">hat dann funktioniert</text:span></text:span></text:p>
      <text:p text:style-name="Standard"><text:span text:style-name="Source_20_Text"><text:span text:style-name="T1"/></text:span></text:p>
      <text:p text:style-name="P6"><text:span text:style-name="Source_20_Text"><text:span text:style-name="T1">Dann musste ich dann aber erst mal eine Enviroment Variable festlegen, da ich sonst den „odrivetool“ command nicht hätte ausführen können.</text:span></text:span></text:p>
      <text:p text:style-name="P6"><text:span text:style-name="Source_20_Text"><text:span text:style-name="T1"/></text:span></text:p>
      <text:p text:style-name="P6"><text:span text:style-name="Source_20_Text"><text:span text:style-name="T1">Nano ~/.bashrc</text:span></text:span></text:p>
      <text:p text:style-name="P6"><text:span text:style-name="Source_20_Text"><text:span text:style-name="T1">und dann am Ende der Datei </text:span></text:span></text:p>
      <text:p text:style-name="P6"><text:span text:style-name="Source_20_Text"><text:span text:style-name="T1">export PATH=$PATH:~/.local/bin</text:span></text:span></text:p>
      <text:p text:style-name="P6"><text:span text:style-name="Source_20_Text"><text:span text:style-name="T1"/></text:span></text:p>
      <text:p text:style-name="P4"><text:span text:style-name="Source_20_Text"><text:span text:style-name="T2">Dann hat mein PC erst mal ewig den Controller nicht erkannt ..</text:span></text:span></text:p>
      <text:p text:style-name="P4"><text:span text:style-name="Source_20_Text"><text:span text:style-name="T2">Irgendwann dann schon und ich habe die neue Firmware geflasht.</text:span></text:span></text:p>
      <text:p text:style-name="P4"><text:span text:style-name="Source_20_Text"><text:span text:style-name="T3"/></text:span></text:p>
      <text:p text:style-name="P5">C<text:span text:style-name="T4">AN Protocal / CAN Bus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heriff" svg:font-family="'Liberation Sheriff'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4:37:11.796602125</meta:creation-date>
    <meta:generator>LibreOffice/6.0.7.3$Linux_X86_64 LibreOffice_project/00m0$Build-3</meta:generator>
    <dc:date>2021-03-02T15:03:47.084738027</dc:date>
    <meta:editing-duration>PT9M1S</meta:editing-duration>
    <meta:editing-cycles>3</meta:editing-cycles>
    <meta:document-statistic meta:table-count="0" meta:image-count="0" meta:object-count="0" meta:page-count="1" meta:paragraph-count="23" meta:word-count="161" meta:character-count="1002" meta:non-whitespace-character-count="861"/>
  </office:meta>
</office:document-meta>
</file>